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fo:background-color="#cc99ff"/>
    </style:style>
    <style:style style:name="ce3" style:family="table-cell" style:parent-style-name="Default">
      <style:table-cell-properties fo:background-color="#ccccff"/>
    </style:style>
    <style:style style:name="ce4" style:family="table-cell" style:parent-style-name="Default">
      <style:table-cell-properties fo:background-color="#99ccff"/>
    </style:style>
    <style:style style:name="ce5" style:family="table-cell" style:parent-style-name="Default">
      <style:table-cell-properties fo:background-color="#eeeeee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>
      <style:table-cell-properties fo:background-color="#99ffcc"/>
    </style:style>
    <style:style style:name="ce8" style:family="table-cell" style:parent-style-name="Default">
      <style:table-cell-properties fo:background-color="#ccffcc"/>
    </style:style>
    <style:style style:name="ce9" style:family="table-cell" style:parent-style-name="Default">
      <style:table-cell-properties fo:background-color="#ccff99"/>
    </style:style>
    <style:style style:name="ce10" style:family="table-cell" style:parent-style-name="Default">
      <style:table-cell-properties fo:background-color="#e6e6ff"/>
    </style:style>
    <style:style style:name="ce11" style:family="table-cell" style:parent-style-name="Default">
      <style:table-cell-properties fo:background-color="#cfe7f5"/>
    </style:style>
    <style:style style:name="ce12" style:family="table-cell" style:parent-style-name="Default">
      <style:table-cell-properties fo:background-color="#ff99cc"/>
    </style:style>
    <style:style style:name="ce13" style:family="table-cell" style:parent-style-name="Default">
      <style:table-cell-properties fo:background-color="#ffcccc"/>
    </style:style>
    <style:style style:name="ce14" style:family="table-cell" style:parent-style-name="Default">
      <style:table-cell-properties fo:background-color="#ffcc99"/>
    </style:style>
    <style:style style:name="ce15" style:family="table-cell" style:parent-style-name="Default">
      <style:table-cell-properties fo:background-color="#ffffcc"/>
    </style:style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table:number-columns-repeated="14"/>
        </table:table-row>
        <table:table-row table:style-name="ro2" table:number-rows-repeated="10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DT</text:p>
          </table:table-cell>
          <table:table-cell table:style-name="ce5" office:value-type="float" office:value="0" calcext:value-type="float">
            <text:p>0</text:p>
          </table:table-cell>
          <table:table-cell table:style-name="ce2" table:formula="of:=[.E26]*[.E27]" office:value-type="float" office:value="0.004053973" calcext:value-type="float">
            <text:p>0.004053973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IN</text:p>
          </table:table-cell>
          <table:table-cell table:style-name="ce5" office:value-type="float" office:value="0" calcext:value-type="float">
            <text:p>0</text:p>
          </table:table-cell>
          <table:table-cell table:style-name="ce3" table:formula="of:=[.E29]*[.E30]" office:value-type="float" office:value="0.005768856" calcext:value-type="float">
            <text:p>0.005768856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JJ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6" table:formula="of:=MAX([.H26:.H28])*[.H29]" office:value-type="float" office:value="0.000000072776923296" calcext:value-type="float">
            <text:p>7.2776923296E-008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MD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11" table:formula="of:=MAX([.K33])*[.K34]" office:value-type="float" office:value="1.2076825567248E-016" calcext:value-type="float">
            <text:p>1.2076825567248E-016</text:p>
          </table:table-cell>
          <table:table-cell table:style-name="ce13" table:formula="of:=MAX([.N27:.N28])*[.N29]" office:value-type="float" office:value="6.43710502607558E-021" calcext:value-type="float">
            <text:p>6.43710502607558E-0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N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7" table:formula="of:=MAX([.H32:.H34])*[.H35]" office:value-type="float" office:value="0.00000030923706044" calcext:value-type="float">
            <text:p>3.0923706044E-007</text:p>
          </table:table-cell>
          <table:table-cell table:style-name="ce10" table:formula="of:=MAX([.J26:.J29])*[.J30]" office:value-type="float" office:value="0.0000000000101432229720804" calcext:value-type="float">
            <text:p>1.01432229720804E-011</text:p>
          </table:table-cell>
          <table:table-cell table:style-name="ce12" table:formula="of:=MAX([.K37])*[.K38]" office:value-type="float" office:value="4.15882285078267E-017" calcext:value-type="float">
            <text:p>4.15882285078267E-017</text:p>
          </table:table-cell>
          <table:table-cell table:style-name="ce13" table:formula="of:=MAX([.N32:.N33])*[.N34]" office:value-type="float" office:value="2.26440479385901E-023" calcext:value-type="float">
            <text:p>2.26440479385901E-02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NNP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5"/>
          <table:table-cell table:style-name="ce13" table:formula="of:=MAX([.N36:.N37])*[.N38]" office:value-type="float" office:value="6.29912776035517E-021" calcext:value-type="float">
            <text:p>6.29912776035517E-021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B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8" table:formula="of:=MAX([.H38:.H40])*[.H41]" office:value-type="float" office:value="0.0000001848" calcext:value-type="float">
            <text:p>1.848E-007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VBP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9" table:formula="of:=MAX([.H44:.H46])*[.H47]" office:value-type="float" office:value="0.00000000299460928256" calcext:value-type="float">
            <text:p>0.000000003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WDT</text:p>
          </table:table-cell>
          <table:table-cell table:style-name="ce5" office:value-type="float" office:value="0" calcext:value-type="float">
            <text:p>0</text:p>
          </table:table-cell>
          <table:table-cell table:style-name="ce4" table:formula="of:=[.E32]*[.E33]" office:value-type="float" office:value="0.0002827664" calcext:value-type="float">
            <text:p>0.0002827664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&lt;s&gt;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5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&lt;s&gt;</text:p>
          </table:table-cell>
          <table:table-cell table:style-name="ce5" office:value-type="string" calcext:value-type="string">
            <text:p>That</text:p>
          </table:table-cell>
          <table:table-cell table:style-name="ce5" office:value-type="string" calcext:value-type="string">
            <text:p>round</text:p>
          </table:table-cell>
          <table:table-cell table:style-name="ce5" office:value-type="string" calcext:value-type="string">
            <text:p>table</text:p>
          </table:table-cell>
          <table:table-cell table:style-name="ce5" office:value-type="string" calcext:value-type="string">
            <text:p>might</text:p>
          </table:table-cell>
          <table:table-cell table:style-name="ce5" office:value-type="string" calcext:value-type="string">
            <text:p>collapse</text:p>
          </table:table-cell>
          <table:table-cell table:number-columns-repeated="2"/>
        </table:table-row>
        <table:table-row table:style-name="ro1">
          <table:table-cell table:number-columns-repeated="6"/>
          <table:table-cell table:formula="of:=MAX([.G21])" office:value-type="float" office:value="1" calcext:value-type="float">
            <text:p>1</text:p>
          </table:table-cell>
          <table:table-cell table:formula="of:=MAX([.H12:.H20])" office:value-type="float" office:value="0.005768856" calcext:value-type="float">
            <text:p>0.005768856</text:p>
          </table:table-cell>
          <table:table-cell table:formula="of:=MAX([.I14:.I19])" office:value-type="float" office:value="0.00000030923706044" calcext:value-type="float">
            <text:p>3.0923706044E-007</text:p>
          </table:table-cell>
          <table:table-cell table:formula="of:=[.J16]" office:value-type="float" office:value="0.0000000000101432229720804" calcext:value-type="float">
            <text:p>1.01432229720804E-011</text:p>
          </table:table-cell>
          <table:table-cell table:formula="of:=MAX([.K15:.K16])" office:value-type="float" office:value="1.2076825567248E-016" calcext:value-type="float">
            <text:p>1.2076825567248E-016</text:p>
          </table:table-cell>
          <table:table-cell table:formula="of:=MAX([.L15:.L17])" office:value-type="float" office:value="6.43710502607558E-021" calcext:value-type="float">
            <text:p>6.43710502607558E-021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1" office:value-type="currency" office:currency="USD" office:value="1" calcext:value-type="currency">
            <text:p>$1.00</text:p>
          </table:table-cell>
          <table:table-cell table:number-columns-repeated="2"/>
          <table:table-cell table:style-name="ce1" office:value-type="currency" office:currency="USD" office:value="4" calcext:value-type="currency">
            <text:p>$4.00</text:p>
          </table:table-cell>
          <table:table-cell/>
          <table:table-cell table:style-name="ce1" office:value-type="currency" office:currency="USD" office:value="8" calcext:value-type="currency">
            <text:p>$8.00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2" office:value-type="string" calcext:value-type="string">
            <text:p>&lt;s&gt; DT</text:p>
          </table:table-cell>
          <table:table-cell table:style-name="ce2" office:value-type="float" office:value="0.2261" calcext:value-type="float">
            <text:p>0.2261</text:p>
          </table:table-cell>
          <table:table-cell/>
          <table:table-cell table:style-name="ce6" office:value-type="string" calcext:value-type="string">
            <text:p>JJ DT</text:p>
          </table:table-cell>
          <table:table-cell table:style-name="ce6" table:formula="of:=0.17952*[.H12]" office:value-type="float" office:value="0.00072776923296" calcext:value-type="float">
            <text:p>0.0007277692</text:p>
          </table:table-cell>
          <table:table-cell table:style-name="ce10" office:value-type="string" calcext:value-type="string">
            <text:p>NN JJ</text:p>
          </table:table-cell>
          <table:table-cell table:style-name="ce10" table:formula="of:=0.43649*[.I14]" office:value-type="float" office:value="0.0000000317663992494711" calcext:value-type="float">
            <text:p>3.17663992494711E-008</text:p>
          </table:table-cell>
          <table:table-cell table:number-columns-repeated="2"/>
          <table:table-cell table:style-name="ce1" office:value-type="currency" office:currency="USD" office:value="11" calcext:value-type="currency">
            <text:p>$11.00</text:p>
          </table:table-cell>
          <table:table-cell/>
        </table:table-row>
        <table:table-row table:style-name="ro1">
          <table:table-cell table:number-columns-repeated="3"/>
          <table:table-cell table:style-name="ce2" office:value-type="string" calcext:value-type="string">
            <text:p>That DT</text:p>
          </table:table-cell>
          <table:table-cell table:style-name="ce2" office:value-type="float" office:value="0.01793" calcext:value-type="float">
            <text:p>0.01793</text:p>
          </table:table-cell>
          <table:table-cell/>
          <table:table-cell table:style-name="ce6" office:value-type="string" calcext:value-type="string">
            <text:p>JJ IN</text:p>
          </table:table-cell>
          <table:table-cell table:style-name="ce6" table:formula="of:=0.07428*[.H13]" office:value-type="float" office:value="0.00042851062368" calcext:value-type="float">
            <text:p>0.0004285106</text:p>
          </table:table-cell>
          <table:table-cell table:style-name="ce10" office:value-type="string" calcext:value-type="string">
            <text:p>NN NN</text:p>
          </table:table-cell>
          <table:table-cell table:style-name="ce10" table:formula="of:=0.13667*[.I16]" office:value-type="float" office:value="0.0000000422634290503348" calcext:value-type="float">
            <text:p>4.22634290503348E-008</text:p>
          </table:table-cell>
          <table:table-cell table:number-columns-repeated="2"/>
          <table:table-cell table:style-name="ce13" office:value-type="string" calcext:value-type="string">
            <text:p>NN NN</text:p>
          </table:table-cell>
          <table:table-cell table:style-name="ce13" table:formula="of:=0.13667*[.K15]" office:value-type="float" office:value="1.65053975027579E-017" calcext:value-type="float">
            <text:p>1.65053975027579E-017</text:p>
          </table:table-cell>
        </table:table-row>
        <table:table-row table:style-name="ro1">
          <table:table-cell table:number-columns-repeated="3"/>
          <table:table-cell table:style-name="ce1" office:value-type="currency" office:currency="USD" office:value="2" calcext:value-type="currency">
            <text:p>$2.00</text:p>
          </table:table-cell>
          <table:table-cell table:number-columns-repeated="2"/>
          <table:table-cell table:style-name="ce6" office:value-type="string" calcext:value-type="string">
            <text:p>JJ WDT</text:p>
          </table:table-cell>
          <table:table-cell table:style-name="ce6" table:formula="of:=0.00944*[.H20]" office:value-type="float" office:value="0.000002669314816" calcext:value-type="float">
            <text:p>2.669314816E-006</text:p>
          </table:table-cell>
          <table:table-cell table:style-name="ce10" office:value-type="string" calcext:value-type="string">
            <text:p>NN VB</text:p>
          </table:table-cell>
          <table:table-cell table:style-name="ce10" table:formula="of:=0.0683*[.I18]" office:value-type="float" office:value="0.00000001262184" calcext:value-type="float">
            <text:p>1.262184E-008</text:p>
          </table:table-cell>
          <table:table-cell table:number-columns-repeated="2"/>
          <table:table-cell table:style-name="ce13" office:value-type="string" calcext:value-type="string">
            <text:p>NN MD</text:p>
          </table:table-cell>
          <table:table-cell table:style-name="ce13" table:formula="of:=0.00073*[.K16]" office:value-type="float" office:value="3.03594068107135E-020" calcext:value-type="float">
            <text:p>3.03594068107135E-020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&lt;s&gt; IN</text:p>
          </table:table-cell>
          <table:table-cell table:style-name="ce3" office:value-type="float" office:value="0.12651" calcext:value-type="float">
            <text:p>0.12651</text:p>
          </table:table-cell>
          <table:table-cell/>
          <table:table-cell table:style-name="ce6" office:value-type="string" calcext:value-type="string">
            <text:p>round JJ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10" office:value-type="string" calcext:value-type="string">
            <text:p>NN VBP</text:p>
          </table:table-cell>
          <table:table-cell table:style-name="ce10" table:formula="of:=0.03555*[.I19]" office:value-type="float" office:value="0.000000000106458359995008" calcext:value-type="float">
            <text:p>1.06458359995008E-010</text:p>
          </table:table-cell>
          <table:table-cell table:number-columns-repeated="2"/>
          <table:table-cell table:style-name="ce13" office:value-type="string" calcext:value-type="string">
            <text:p>collapse NN</text:p>
          </table:table-cell>
          <table:table-cell table:style-name="ce13" office:value-type="float" office:value="0.00039" calcext:value-type="float">
            <text:p>0.00039</text:p>
          </table:table-cell>
        </table:table-row>
        <table:table-row table:style-name="ro1">
          <table:table-cell table:number-columns-repeated="3"/>
          <table:table-cell table:style-name="ce3" office:value-type="string" calcext:value-type="string">
            <text:p>That IN</text:p>
          </table:table-cell>
          <table:table-cell table:style-name="ce3" office:value-type="float" office:value="0.0456" calcext:value-type="float">
            <text:p>0.0456</text:p>
          </table:table-cell>
          <table:table-cell table:number-columns-repeated="3"/>
          <table:table-cell table:style-name="ce10" office:value-type="string" calcext:value-type="string">
            <text:p>table NN</text:p>
          </table:table-cell>
          <table:table-cell table:style-name="ce10" office:value-type="float" office:value="0.00024" calcext:value-type="float">
            <text:p>0.0002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" office:value-type="currency" office:currency="USD" office:value="3" calcext:value-type="currency">
            <text:p>$3.00</text:p>
          </table:table-cell>
          <table:table-cell table:number-columns-repeated="2"/>
          <table:table-cell table:style-name="ce1" office:value-type="currency" office:currency="USD" office:value="5" calcext:value-type="currency">
            <text:p>$5.00</text:p>
          </table:table-cell>
          <table:table-cell table:number-columns-repeated="5"/>
          <table:table-cell table:style-name="ce1" office:value-type="currency" office:currency="USD" office:value="12" calcext:value-type="currency">
            <text:p>$12.00</text:p>
          </table:table-cell>
          <table:table-cell/>
        </table:table-row>
        <table:table-row table:style-name="ro1">
          <table:table-cell table:number-columns-repeated="3"/>
          <table:table-cell table:style-name="ce4" office:value-type="string" calcext:value-type="string">
            <text:p>&lt;s&gt;WDT</text:p>
          </table:table-cell>
          <table:table-cell table:style-name="ce4" office:value-type="float" office:value="0.00056" calcext:value-type="float">
            <text:p>0.00056</text:p>
          </table:table-cell>
          <table:table-cell/>
          <table:table-cell table:style-name="ce7" office:value-type="string" calcext:value-type="string">
            <text:p>NN DT</text:p>
          </table:table-cell>
          <table:table-cell table:style-name="ce7" table:formula="of:=0.47675*[.H12]" office:value-type="float" office:value="0.00193273162775" calcext:value-type="float">
            <text:p>0.0019327316</text:p>
          </table:table-cell>
          <table:table-cell/>
          <table:table-cell table:style-name="ce1" office:value-type="currency" office:currency="USD" office:value="9" calcext:value-type="currency">
            <text:p>$9.00</text:p>
          </table:table-cell>
          <table:table-cell table:number-columns-repeated="2"/>
          <table:table-cell table:style-name="ce14" office:value-type="string" calcext:value-type="string">
            <text:p>NNP NN</text:p>
          </table:table-cell>
          <table:table-cell table:style-name="ce14" table:formula="of:=0.01875*[.K15]" office:value-type="float" office:value="2.26440479385901E-018" calcext:value-type="float">
            <text:p>2.26440479385901E-018</text:p>
          </table:table-cell>
        </table:table-row>
        <table:table-row table:style-name="ro1">
          <table:table-cell table:number-columns-repeated="3"/>
          <table:table-cell table:style-name="ce4" office:value-type="string" calcext:value-type="string">
            <text:p>That WDT</text:p>
          </table:table-cell>
          <table:table-cell table:style-name="ce4" office:value-type="float" office:value="0.50494" calcext:value-type="float">
            <text:p>0.50494</text:p>
          </table:table-cell>
          <table:table-cell/>
          <table:table-cell table:style-name="ce7" office:value-type="string" calcext:value-type="string">
            <text:p>NN IN</text:p>
          </table:table-cell>
          <table:table-cell table:style-name="ce7" table:formula="of:=0.12031*[.H13]" office:value-type="float" office:value="0.00069405106536" calcext:value-type="float">
            <text:p>0.0006940511</text:p>
          </table:table-cell>
          <table:table-cell/>
          <table:table-cell table:style-name="ce11" office:value-type="string" calcext:value-type="string">
            <text:p>MD NN</text:p>
          </table:table-cell>
          <table:table-cell table:style-name="ce11" table:formula="of:=0.01631*[.J16]" office:value-type="float" office:value="0.000000000000165435966674631" calcext:value-type="float">
            <text:p>1.65435966674631E-013</text:p>
          </table:table-cell>
          <table:table-cell/>
          <table:table-cell table:style-name="ce14" office:value-type="string" calcext:value-type="string">
            <text:p>NNP MD</text:p>
          </table:table-cell>
          <table:table-cell table:style-name="ce14" table:formula="of:=0.00062*[.K16]" office:value-type="float" office:value="2.57847016748525E-020" calcext:value-type="float">
            <text:p>2.57847016748525E-020</text:p>
          </table:table-cell>
        </table:table-row>
        <table:table-row table:style-name="ro1">
          <table:table-cell table:number-columns-repeated="6"/>
          <table:table-cell table:style-name="ce7" office:value-type="string" calcext:value-type="string">
            <text:p>NN WDT</text:p>
          </table:table-cell>
          <table:table-cell table:style-name="ce7" table:formula="of:=0.0202*[.H20]" office:value-type="float" office:value="0.00000571188128" calcext:value-type="float">
            <text:p>5.71188128E-006</text:p>
          </table:table-cell>
          <table:table-cell/>
          <table:table-cell table:style-name="ce11" office:value-type="string" calcext:value-type="string">
            <text:p>might MD</text:p>
          </table:table-cell>
          <table:table-cell table:style-name="ce11" office:value-type="float" office:value="0.00073" calcext:value-type="float">
            <text:p>0.00073</text:p>
          </table:table-cell>
          <table:table-cell/>
          <table:table-cell table:style-name="ce14" office:value-type="string" calcext:value-type="string">
            <text:p>collapse NNP</text:p>
          </table:table-cell>
          <table:table-cell table:style-name="ce14" office:value-type="float" office:value="0.00001" calcext:value-type="float">
            <text:p>0.00001</text:p>
          </table:table-cell>
        </table:table-row>
        <table:table-row table:style-name="ro1">
          <table:table-cell table:number-columns-repeated="6"/>
          <table:table-cell table:style-name="ce7" office:value-type="string" calcext:value-type="string">
            <text:p>round NN</text:p>
          </table:table-cell>
          <table:table-cell table:style-name="ce7" office:value-type="float" office:value="0.00016" calcext:value-type="float">
            <text:p>0.00016</text:p>
          </table:table-cell>
          <table:table-cell table:number-columns-repeated="6"/>
        </table:table-row>
        <table:table-row table:style-name="ro1">
          <table:table-cell table:number-columns-repeated="9"/>
          <table:table-cell table:style-name="ce1" office:value-type="currency" office:currency="USD" office:value="10" calcext:value-type="currency">
            <text:p>$10.00</text:p>
          </table:table-cell>
          <table:table-cell table:number-columns-repeated="2"/>
          <table:table-cell table:style-name="ce15" office:value-type="string" calcext:value-type="string">
            <text:p>VB NN</text:p>
          </table:table-cell>
          <table:table-cell table:style-name="ce15" table:formula="of:=0.00129*[.K15]" office:value-type="float" office:value="1.557910498175E-019" calcext:value-type="float">
            <text:p>1.557910498175E-019</text:p>
          </table:table-cell>
        </table:table-row>
        <table:table-row table:style-name="ro1">
          <table:table-cell table:number-columns-repeated="6"/>
          <table:table-cell table:style-name="ce1" office:value-type="currency" office:currency="USD" office:value="6" calcext:value-type="currency">
            <text:p>$6.00</text:p>
          </table:table-cell>
          <table:table-cell table:number-columns-repeated="2"/>
          <table:table-cell table:style-name="ce12" office:value-type="string" calcext:value-type="string">
            <text:p>NN NN</text:p>
          </table:table-cell>
          <table:table-cell table:style-name="ce12" table:formula="of:=0.13667*[.J16]" office:value-type="float" office:value="0.00000000000138627428359422" calcext:value-type="float">
            <text:p>1.38627428359422E-012</text:p>
          </table:table-cell>
          <table:table-cell/>
          <table:table-cell table:style-name="ce15" office:value-type="string" calcext:value-type="string">
            <text:p>VB MD</text:p>
          </table:table-cell>
          <table:table-cell table:style-name="ce15" table:formula="of:=0.79718*[.K16]" office:value-type="float" office:value="3.31533040018693E-017" calcext:value-type="float">
            <text:p>3.31533040018693E-017</text:p>
          </table:table-cell>
        </table:table-row>
        <table:table-row table:style-name="ro1">
          <table:table-cell table:number-columns-repeated="6"/>
          <table:table-cell table:style-name="ce8" office:value-type="string" calcext:value-type="string">
            <text:p>VB DT</text:p>
          </table:table-cell>
          <table:table-cell table:style-name="ce8" table:formula="of:=0.00025*[.H12]" office:value-type="float" office:value="0.00000101349325" calcext:value-type="float">
            <text:p>1.01349325E-006</text:p>
          </table:table-cell>
          <table:table-cell/>
          <table:table-cell table:style-name="ce12" office:value-type="string" calcext:value-type="string">
            <text:p>might NN</text:p>
          </table:table-cell>
          <table:table-cell table:style-name="ce12" office:value-type="float" office:value="0.00003" calcext:value-type="float">
            <text:p>0.00003</text:p>
          </table:table-cell>
          <table:table-cell/>
          <table:table-cell table:style-name="ce15" office:value-type="string" calcext:value-type="string">
            <text:p>collapse VB</text:p>
          </table:table-cell>
          <table:table-cell table:style-name="ce15" office:value-type="float" office:value="0.00019" calcext:value-type="float">
            <text:p>0.00019</text:p>
          </table:table-cell>
        </table:table-row>
        <table:table-row table:style-name="ro1">
          <table:table-cell table:number-columns-repeated="6"/>
          <table:table-cell table:style-name="ce8" office:value-type="string" calcext:value-type="string">
            <text:p>VB IN</text:p>
          </table:table-cell>
          <table:table-cell table:style-name="ce8" table:formula="of:=0.00041*[.H13]" office:value-type="float" office:value="0.00000236523096" calcext:value-type="float">
            <text:p>2.36523096E-006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8" office:value-type="string" calcext:value-type="string">
            <text:p>VB WDT</text:p>
          </table:table-cell>
          <table:table-cell table:style-name="ce8" office:value-type="float" office:value="0.00154" calcext:value-type="float">
            <text:p>0.00154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8" office:value-type="string" calcext:value-type="string">
            <text:p>round VB</text:p>
          </table:table-cell>
          <table:table-cell table:style-name="ce8" office:value-type="float" office:value="0.00012" calcext:value-type="float">
            <text:p>0.00012</text:p>
          </table:table-cell>
          <table:table-cell table:number-columns-repeated="6"/>
        </table:table-row>
        <table:table-row table:style-name="ro2">
          <table:table-cell table:number-columns-repeated="14"/>
        </table:table-row>
        <table:table-row table:style-name="ro2">
          <table:table-cell table:number-columns-repeated="6"/>
          <table:table-cell table:style-name="ce1" office:value-type="currency" office:currency="USD" office:value="7" calcext:value-type="currency">
            <text:p>$7.00</text:p>
          </table:table-cell>
          <table:table-cell table:number-columns-repeated="7"/>
        </table:table-row>
        <table:table-row table:style-name="ro1">
          <table:table-cell table:number-columns-repeated="6"/>
          <table:table-cell table:style-name="ce9" office:value-type="string" calcext:value-type="string">
            <text:p>VBP DT</text:p>
          </table:table-cell>
          <table:table-cell table:style-name="ce9" table:formula="of:=0.0023*[.H12]" office:value-type="float" office:value="0.0000093241379" calcext:value-type="float">
            <text:p>9.3241379E-006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9" office:value-type="string" calcext:value-type="string">
            <text:p>VBP IN</text:p>
          </table:table-cell>
          <table:table-cell table:style-name="ce9" table:formula="of:=0.00024*[.H13]" office:value-type="float" office:value="0.00000138452544" calcext:value-type="float">
            <text:p>1.38452544E-006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9" office:value-type="string" calcext:value-type="string">
            <text:p>VBP WDT</text:p>
          </table:table-cell>
          <table:table-cell table:style-name="ce9" table:formula="of:=0.13238*[.H20]" office:value-type="float" office:value="0.000037432616032" calcext:value-type="float">
            <text:p>3.7432616032E-005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9" office:value-type="string" calcext:value-type="string">
            <text:p>round VBP</text:p>
          </table:table-cell>
          <table:table-cell table:style-name="ce9" office:value-type="float" office:value="0.00008" calcext:value-type="float">
            <text:p>0.00008</text:p>
          </table:table-cell>
          <table:table-cell table:number-columns-repeated="6"/>
        </table:table-row>
        <table:table-row table:style-name="ro2" table:number-rows-repeated="3">
          <table:table-cell table:number-columns-repeated="14"/>
        </table:table-row>
        <table:table-row table:style-name="ro2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4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4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3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JJ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4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table:number-columns-repeated="3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3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table:number-columns-repeated="2"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MD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3" office:value-type="string" calcext:value-type="string">
            <text:p>NN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&lt;s&gt;</text:p>
          </table:table-cell>
          <table:table-cell office:value-type="string" calcext:value-type="string">
            <text:p>DT</text:p>
          </table:table-cell>
          <table:table-cell office:value-type="string" calcext:value-type="string">
            <text:p>VBP</text:p>
          </table:table-cell>
          <table:table-cell table:number-columns-repeated="2" office:value-type="string" calcext:value-type="string">
            <text:p>NN</text:p>
          </table:table-cell>
          <table:table-cell office:value-type="string" calcext:value-type="string">
            <text:p>NNP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gt Ericsson</meta:initial-creator>
    <meta:creation-date>2014-03-13T21:02:54.730334070</meta:creation-date>
    <dc:date>2014-03-13T22:03:43.469109891</dc:date>
    <dc:creator>Bengt Ericsson</dc:creator>
    <meta:editing-duration>PT45M26S</meta:editing-duration>
    <meta:editing-cycles>5</meta:editing-cycles>
    <meta:generator>LibreOffice/4.1.3.2$Linux_X86_64 LibreOffice_project/410m0$Build-2</meta:generator>
    <meta:document-statistic meta:table-count="1" meta:cell-count="602" meta:object-count="0"/>
  </office:meta>
</office:document-meta>
</file>